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8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739999999999995">
            <text:p>−69.74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8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922</text:p>
          </table:table-cell>
          <table:table-cell table:style-name="ACE-0" office:value-type="float" office:value="48.189999999999998">
            <text:p>48.19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9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9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65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6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7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05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ments (spartina alterniflora&gt;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15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462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1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70">
            <text:p>1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3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76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.600000000000001">
            <text:p>2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8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rine alga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.799999999999997">
            <text:p>3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283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85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; ar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65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9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6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3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6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89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90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31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3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4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6667</text:p>
          </table:table-cell>
          <table:table-cell table:style-name="ACE-0" office:value-type="float" office:value="49.25">
            <text:p>49.25</text:p>
          </table:table-cell>
          <table:table-cell table:style-name="ACE-0" office:value-type="float" office:value="-68.25">
            <text:p>−68.2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29</text:p>
          </table:table-cell>
          <table:table-cell table:style-name="ACE-0" office:value-type="float" office:value="49.289999999999999">
            <text:p>49.29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9.600000000000001">
            <text:p>59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1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240">
            <text:p>102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2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390">
            <text:p>10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099999999999994">
            <text:p>73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3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740">
            <text:p>10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4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28-3-a</text:p>
          </table:table-cell>
          <table:table-cell table:style-name="ACE-0" office:value-type="float" office:value="48.670000000000002">
            <text:p>48.67</text:p>
          </table:table-cell>
          <table:table-cell table:style-name="ACE-0" office:value-type="float" office:value="-69.310000000000002">
            <text:p>−69.31</text:p>
          </table:table-cell>
          <table:table-cell table:style-name="ACE-0" office:value-type="float" office:value="10380">
            <text:p>10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ietrich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69999999999993">
            <text:p>−69.57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7T07:06:2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